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T Std Light" svg:font-family="'Helvetica LT Std Light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svg:stroke-opacity="100%" svg:stroke-linecap="butt" draw:fill="solid" draw:fill-color="#ffffff" draw:opacity="100%" draw:textarea-horizontal-align="center" draw:textarea-vertical-align="middle" draw:auto-grow-height="false" draw:auto-grow-width="false" fo:min-height="0.201cm" fo:min-width="0.266cm" fo:padding-top="0.127cm" fo:padding-bottom="0.127cm" fo:padding-left="0.254cm" fo:padding-right="0.254cm" fo:wrap-option="wrap" draw:shadow="hidden" draw:shadow-offset-x="0cm" draw:shadow-offset-y="0.076cm" draw:shadow-color="#000000" draw:shadow-opacity="35%"/>
    </style:style>
    <style:style style:name="gr2" style:family="graphic" style:parent-style-name="standard">
      <style:graphic-properties draw:stroke="solid" svg:stroke-width="0.053cm" svg:stroke-color="#000000" draw:marker-start="a456" draw:marker-end="a457" svg:stroke-opacity="100%" draw:stroke-linejoin="round" svg:stroke-linecap="butt" draw:fill="non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="a459" draw:marker-end="a460" svg:stroke-opacity="100%" draw:stroke-linejoin="round" svg:stroke-linecap="butt" draw:fill="non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="a462" draw:marker-end="a463" svg:stroke-opacity="100%" draw:stroke-linejoin="round" svg:stroke-linecap="butt" draw:fill="none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="a465" draw:marker-end="a466" svg:stroke-opacity="100%" draw:stroke-linejoin="round" svg:stroke-linecap="butt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53cm" svg:stroke-color="#000000" draw:marker-start="a472" draw:marker-end="a473" svg:stroke-opacity="100%" draw:stroke-linejoin="round" svg:stroke-linecap="butt" draw:fill="non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start="a475" draw:marker-end="a476" svg:stroke-opacity="100%" draw:stroke-linejoin="round" svg:stroke-linecap="butt" draw:fill="non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053cm" svg:stroke-color="#000000" draw:marker-start="a409" draw:marker-end="a410" svg:stroke-opacity="100%" draw:stroke-linejoin="round" svg:stroke-linecap="butt" draw:fill="none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="a416" draw:marker-end="a417" svg:stroke-opacity="100%" draw:stroke-linejoin="round" svg:stroke-linecap="butt" draw:fill="non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000000" draw:marker-start="a423" draw:marker-end="a424" svg:stroke-opacity="100%" draw:stroke-linejoin="round" svg:stroke-linecap="butt" draw:fill="none" fo:padding-top="0.151cm" fo:padding-bottom="0.151cm" fo:padding-left="0.276cm" fo:padding-right="0.276cm"/>
    </style:style>
    <style:style style:name="P1" style:family="paragraph">
      <loext:graphic-properties draw:fill="solid" draw:fill-color="#ffffff" draw:opacity="100%"/>
      <style:paragraph-properties style:writing-mode="lr-tb" style:font-independent-line-spacing="true"/>
      <style:text-properties fo:color="#000000" style:font-name="Arial1"/>
    </style:style>
    <style:style style:name="P2" style:family="paragraph">
      <loext:graphic-properties draw:fill="none"/>
      <style:text-properties fo:color="#000000" style:font-name="Arial1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0000" style:font-name="Arial1" fo:font-size="14pt" style:font-size-asian="14pt" style:font-size-complex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 style:font-name="Arial1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000000" style:font-name="Arial1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0000" style:font-name="Arial1"/>
    </style:style>
    <style:style style:name="P7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0000" style:font-name="Arial1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 style:font-name="Arial1"/>
    </style:style>
    <style:style style:name="T1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tyle-asian="normal" style:font-weight-asian="normal" style:font-name-complex="Helvetica LT Std Ligh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Helvetica LT Std Light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Magnetic Disk 111" draw:style-name="gr1" draw:text-style-name="P1" xml:id="id1" draw:id="id1" draw:layer="layout" svg:width="0.773cm" svg:height="0.909cm" svg:x="2.068cm" svg:y="0.767cm">
          <text:p/>
          <draw:enhanced-geometry svg:viewBox="0 0 278386 327317" draw:text-areas="?f14 ?f12 ?f17 ?f18" draw:glue-points="?f11 ?f12 ?f11 ?f13 ?f14 ?f15 ?f11 ?f16 ?f17 ?f15" draw:mirror-horizontal="false" draw:mirror-vertical="false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12" draw:style-name="gr1" draw:text-style-name="P1" xml:id="id2" draw:id="id2" draw:layer="layout" svg:width="0.773cm" svg:height="0.909cm" svg:x="3.576cm" svg:y="0.767cm">
          <text:p/>
          <draw:enhanced-geometry svg:viewBox="0 0 278386 327317" draw:text-areas="?f14 ?f12 ?f17 ?f18" draw:glue-points="?f11 ?f12 ?f11 ?f13 ?f14 ?f15 ?f11 ?f16 ?f17 ?f15" draw:mirror-horizontal="false" draw:mirror-vertical="false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13" draw:style-name="gr1" draw:text-style-name="P1" draw:layer="layout" svg:width="0.773cm" svg:height="0.909cm" svg:x="2.039cm" svg:y="2.381cm">
          <text:p/>
          <draw:enhanced-geometry svg:viewBox="0 0 278386 327317" draw:text-areas="?f14 ?f12 ?f17 ?f18" draw:glue-points="?f11 ?f12 ?f11 ?f13 ?f14 ?f15 ?f11 ?f16 ?f17 ?f15" draw:mirror-horizontal="false" draw:mirror-vertical="false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14" draw:style-name="gr1" draw:text-style-name="P1" draw:layer="layout" svg:width="0.773cm" svg:height="0.909cm" svg:x="3.548cm" svg:y="2.381cm">
          <text:p/>
          <draw:enhanced-geometry svg:viewBox="0 0 278386 327317" draw:text-areas="?f14 ?f12 ?f17 ?f18" draw:glue-points="?f11 ?f12 ?f11 ?f13 ?f14 ?f15 ?f11 ?f16 ?f17 ?f15" draw:mirror-horizontal="false" draw:mirror-vertical="false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15" draw:style-name="gr1" draw:text-style-name="P1" draw:layer="layout" svg:width="0.773cm" svg:height="0.909cm" svg:x="2.055cm" svg:y="3.995cm">
          <text:p/>
          <draw:enhanced-geometry svg:viewBox="0 0 278386 327317" draw:text-areas="?f14 ?f12 ?f17 ?f18" draw:glue-points="?f11 ?f12 ?f11 ?f13 ?f14 ?f15 ?f11 ?f16 ?f17 ?f15" draw:mirror-horizontal="false" draw:mirror-vertical="false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16" draw:style-name="gr1" draw:text-style-name="P1" draw:layer="layout" svg:width="0.773cm" svg:height="0.909cm" svg:x="3.564cm" svg:y="3.995cm">
          <text:p/>
          <draw:enhanced-geometry svg:viewBox="0 0 278386 327317" draw:text-areas="?f14 ?f12 ?f17 ?f18" draw:glue-points="?f11 ?f12 ?f11 ?f13 ?f14 ?f15 ?f11 ?f16 ?f17 ?f15" draw:mirror-horizontal="false" draw:mirror-vertical="false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17" draw:style-name="gr1" draw:text-style-name="P1" draw:layer="layout" svg:width="0.773cm" svg:height="0.909cm" svg:x="2.026cm" svg:y="5.609cm">
          <text:p/>
          <draw:enhanced-geometry svg:viewBox="0 0 278386 327317" draw:text-areas="?f14 ?f12 ?f17 ?f18" draw:glue-points="?f11 ?f12 ?f11 ?f13 ?f14 ?f15 ?f11 ?f16 ?f17 ?f15" draw:mirror-horizontal="false" draw:mirror-vertical="false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18" draw:style-name="gr1" draw:text-style-name="P1" draw:layer="layout" svg:width="0.773cm" svg:height="0.909cm" svg:x="3.535cm" svg:y="5.609cm">
          <text:p/>
          <draw:enhanced-geometry svg:viewBox="0 0 278386 327317" draw:text-areas="?f14 ?f12 ?f17 ?f18" draw:glue-points="?f11 ?f12 ?f11 ?f13 ?f14 ?f15 ?f11 ?f16 ?f17 ?f15" draw:mirror-horizontal="false" draw:mirror-vertical="false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onnector draw:name="Straight Connector 119" draw:style-name="gr2" draw:text-style-name="P2" draw:layer="layout" draw:type="line" svg:x1="2.841cm" svg:y1="1.221cm" svg:x2="3.576cm" svg:y2="1.221cm" draw:start-shape="id1" draw:start-glue-point="1" draw:end-shape="id2" draw:end-glue-point="3" svg:d="M2841 1221h735" svg:viewBox="0 0 736 1">
          <text:p/>
        </draw:connector>
        <draw:connector draw:name="Straight Connector 120" draw:style-name="gr3" draw:text-style-name="P2" draw:layer="layout" draw:type="line" svg:x1="2.767cm" svg:y1="2.911cm" svg:x2="3.502cm" svg:y2="2.911cm" svg:d="M2767 2911h735" svg:viewBox="0 0 736 1">
          <text:p/>
        </draw:connector>
        <draw:connector draw:name="Straight Connector 121" draw:style-name="gr4" draw:text-style-name="P2" draw:layer="layout" draw:type="line" svg:x1="2.845cm" svg:y1="6.154cm" svg:x2="3.58cm" svg:y2="6.154cm" svg:d="M2845 6154h735" svg:viewBox="0 0 736 1">
          <text:p/>
        </draw:connector>
        <draw:connector draw:name="Straight Connector 122" draw:style-name="gr5" draw:text-style-name="P2" draw:layer="layout" draw:type="line" svg:x1="2.861cm" svg:y1="4.452cm" svg:x2="3.596cm" svg:y2="4.452cm" svg:d="M2861 4452h735" svg:viewBox="0 0 736 1">
          <text:p/>
        </draw:connector>
        <draw:custom-shape draw:name="Rectangle 123" draw:style-name="gr6" draw:text-style-name="P4" draw:layer="layout" svg:width="2.349cm" svg:height="0.847cm" svg:x="1.968cm" svg:y="6.777cm">
          <text:p text:style-name="P3"><text:span text:style-name="T1">mirrored</text:span></text:p>
          <draw:enhanced-geometry svg:viewBox="0 0 21600 21600" draw:type="non-primitive" draw:enhanced-path="M 0 0 L 21600 0 21600 21600 0 21600 Z N"/>
        </draw:custom-shape>
        <draw:connector draw:name="Straight Connector 124" draw:style-name="gr7" draw:text-style-name="P2" draw:layer="layout" draw:type="line" svg:x1="2.139cm" svg:y1="6.825cm" svg:x2="4.047cm" svg:y2="6.825cm" svg:d="M2139 6825h1908" svg:viewBox="0 0 1909 1">
          <text:p/>
        </draw:connector>
        <draw:connector draw:name="Straight Arrow Connector 125" draw:style-name="gr8" draw:text-style-name="P2" draw:layer="layout" draw:type="line" svg:x1="1.38cm" svg:y1="0.999cm" svg:x2="1.38cm" svg:y2="6.245cm" svg:d="M1380 999v5246" svg:viewBox="0 0 1 5247">
          <text:p/>
        </draw:connector>
        <draw:custom-shape draw:name="Rectangle 126" draw:style-name="gr6" draw:text-style-name="P4" draw:layer="layout" svg:width="1.993cm" svg:height="0.847cm" svg:x="0.207cm" svg:y="0.03cm">
          <text:p text:style-name="P3"><text:span text:style-name="T1">striped</text:span></text:p>
          <draw:enhanced-geometry svg:viewBox="0 0 21600 21600" draw:type="non-primitive" draw:enhanced-path="M 0 0 L 21600 0 21600 21600 0 21600 Z N"/>
        </draw:custom-shape>
        <draw:custom-shape draw:name="Rectangle 110" draw:style-name="gr9" draw:text-style-name="P6" draw:layer="layout" svg:width="4.27cm" svg:height="1.439cm" svg:x="0.153cm" svg:y="7.683cm">
          <text:p text:style-name="P5"><text:span text:style-name="T2">RAID 1+0</text:span><text:span text:style-name="T2"><text:line-break/></text:span><text:span text:style-name="T2">(stripe of mirrors)</text:span></text:p>
          <draw:enhanced-geometry svg:viewBox="0 0 21600 21600" draw:type="non-primitive" draw:enhanced-path="M 0 0 L 21600 0 21600 21600 0 21600 Z N"/>
        </draw:custom-shape>
        <draw:custom-shape draw:name="Magnetic Disk 130" draw:style-name="gr1" draw:text-style-name="P7" draw:layer="layout" svg:width="0.773cm" svg:height="0.909cm" svg:x="6.239cm" svg:y="0.828cm">
          <text:p/>
          <draw:enhanced-geometry svg:viewBox="0 0 278386 327317" draw:text-areas="?f14 ?f12 ?f17 ?f18" draw:glue-points="?f11 ?f12 ?f11 ?f13 ?f14 ?f15 ?f11 ?f16 ?f17 ?f15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31" draw:style-name="gr1" draw:text-style-name="P7" draw:layer="layout" svg:width="0.773cm" svg:height="0.909cm" svg:x="9.15cm" svg:y="0.828cm">
          <text:p/>
          <draw:enhanced-geometry svg:viewBox="0 0 278386 327317" draw:text-areas="?f14 ?f12 ?f17 ?f18" draw:glue-points="?f11 ?f12 ?f11 ?f13 ?f14 ?f15 ?f11 ?f16 ?f17 ?f15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32" draw:style-name="gr1" draw:text-style-name="P7" draw:layer="layout" svg:width="0.773cm" svg:height="0.909cm" svg:x="6.21cm" svg:y="2.442cm">
          <text:p/>
          <draw:enhanced-geometry svg:viewBox="0 0 278386 327317" draw:text-areas="?f14 ?f12 ?f17 ?f18" draw:glue-points="?f11 ?f12 ?f11 ?f13 ?f14 ?f15 ?f11 ?f16 ?f17 ?f15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33" draw:style-name="gr1" draw:text-style-name="P7" draw:layer="layout" svg:width="0.773cm" svg:height="0.909cm" svg:x="9.15cm" svg:y="2.442cm">
          <text:p/>
          <draw:enhanced-geometry svg:viewBox="0 0 278386 327317" draw:text-areas="?f14 ?f12 ?f17 ?f18" draw:glue-points="?f11 ?f12 ?f11 ?f13 ?f14 ?f15 ?f11 ?f16 ?f17 ?f15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34" draw:style-name="gr1" draw:text-style-name="P7" draw:layer="layout" svg:width="0.773cm" svg:height="0.909cm" svg:x="6.227cm" svg:y="4.057cm">
          <text:p/>
          <draw:enhanced-geometry svg:viewBox="0 0 278386 327317" draw:text-areas="?f14 ?f12 ?f17 ?f18" draw:glue-points="?f11 ?f12 ?f11 ?f13 ?f14 ?f15 ?f11 ?f16 ?f17 ?f15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35" draw:style-name="gr1" draw:text-style-name="P7" draw:layer="layout" svg:width="0.773cm" svg:height="0.909cm" svg:x="9.15cm" svg:y="4.057cm">
          <text:p/>
          <draw:enhanced-geometry svg:viewBox="0 0 278386 327317" draw:text-areas="?f14 ?f12 ?f17 ?f18" draw:glue-points="?f11 ?f12 ?f11 ?f13 ?f14 ?f15 ?f11 ?f16 ?f17 ?f15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36" draw:style-name="gr1" draw:text-style-name="P7" draw:layer="layout" svg:width="0.773cm" svg:height="0.909cm" svg:x="6.198cm" svg:y="5.671cm">
          <text:p/>
          <draw:enhanced-geometry svg:viewBox="0 0 278386 327317" draw:text-areas="?f14 ?f12 ?f17 ?f18" draw:glue-points="?f11 ?f12 ?f11 ?f13 ?f14 ?f15 ?f11 ?f16 ?f17 ?f15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Magnetic Disk 137" draw:style-name="gr1" draw:text-style-name="P7" draw:layer="layout" svg:width="0.773cm" svg:height="0.909cm" svg:x="9.15cm" svg:y="5.671cm">
          <text:p/>
          <draw:enhanced-geometry svg:viewBox="0 0 278386 327317" draw:text-areas="?f14 ?f12 ?f17 ?f18" draw:glue-points="?f11 ?f12 ?f11 ?f13 ?f14 ?f15 ?f11 ?f16 ?f17 ?f15" draw:type="non-primitive" draw:enhanced-path="S M 0 54553 A ?f58 ?f59 ?f60 ?f61 0 54553 ?f55 ?f57 W ?f62 ?f63 ?f64 ?f65 0 54553 ?f55 ?f57 L 278386 272764 A ?f101 ?f102 ?f103 ?f104 278386 272764 ?f98 ?f100 W ?f105 ?f106 ?f107 ?f108 278386 272764 ?f98 ?f100 Z N F M 278386 54553 A ?f101 ?f113 ?f103 ?f114 278386 54553 ?f98 ?f112 W ?f105 ?f115 ?f107 ?f116 278386 54553 ?f98 ?f112 N F M 0 54553 A ?f58 ?f59 ?f60 ?f61 0 54553 ?f55 ?f57 W ?f62 ?f63 ?f64 ?f65 0 54553 ?f55 ?f57 L 278386 272764 A ?f101 ?f102 ?f103 ?f104 278386 272764 ?f98 ?f100 W ?f105 ?f106 ?f107 ?f108 278386 272764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78386"/>
            <draw:equation draw:name="f10" draw:formula="?f6 / 327317"/>
            <draw:equation draw:name="f11" draw:formula="139193 / ?f9"/>
            <draw:equation draw:name="f12" draw:formula="109106 / ?f10"/>
            <draw:equation draw:name="f13" draw:formula="0 / ?f10"/>
            <draw:equation draw:name="f14" draw:formula="0 / ?f9"/>
            <draw:equation draw:name="f15" draw:formula="163659 / ?f10"/>
            <draw:equation draw:name="f16" draw:formula="327317 / ?f10"/>
            <draw:equation draw:name="f17" draw:formula="278386 / ?f9"/>
            <draw:equation draw:name="f18" draw:formula="272764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39193"/>
            <draw:equation draw:name="f30" draw:formula="sin(?f26)"/>
            <draw:equation draw:name="f31" draw:formula="0 - ?f30"/>
            <draw:equation draw:name="f32" draw:formula="?f31 * 54553"/>
            <draw:equation draw:name="f33" draw:formula="sqrt(?f29 * ?f29 + ?f32 * ?f32 + 0 * 0)"/>
            <draw:equation draw:name="f34" draw:formula="139193 * 5455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54553 - ?f37"/>
            <draw:equation draw:name="f39" draw:formula="?f36 - 139193"/>
            <draw:equation draw:name="f40" draw:formula="?f38 - 54553"/>
            <draw:equation draw:name="f41" draw:formula="?f36 + 139193"/>
            <draw:equation draw:name="f42" draw:formula="?f38 + 5455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39193"/>
            <draw:equation draw:name="f49" draw:formula="sin(?f45)"/>
            <draw:equation draw:name="f50" draw:formula="0 - ?f49"/>
            <draw:equation draw:name="f51" draw:formula="?f50 * 54553"/>
            <draw:equation draw:name="f52" draw:formula="sqrt(?f48 * ?f48 + ?f51 * ?f51 + 0 * 0)"/>
            <draw:equation draw:name="f53" draw:formula="139193 * 5455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54553, ?f40)"/>
            <draw:equation draw:name="f60" draw:formula="if(?f22, 0, ?f41)"/>
            <draw:equation draw:name="f61" draw:formula="if(?f22, 5455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39193"/>
            <draw:equation draw:name="f73" draw:formula="sin(?f69)"/>
            <draw:equation draw:name="f74" draw:formula="0 - ?f73"/>
            <draw:equation draw:name="f75" draw:formula="?f74 * 54553"/>
            <draw:equation draw:name="f76" draw:formula="sqrt(?f72 * ?f72 + ?f75 * ?f75 + 0 * 0)"/>
            <draw:equation draw:name="f77" draw:formula="139193 * 54553 / ?f76"/>
            <draw:equation draw:name="f78" draw:formula="?f74 * ?f77"/>
            <draw:equation draw:name="f79" draw:formula="278386 - ?f78"/>
            <draw:equation draw:name="f80" draw:formula="?f71 * ?f77"/>
            <draw:equation draw:name="f81" draw:formula="272764 - ?f80"/>
            <draw:equation draw:name="f82" draw:formula="?f79 - 139193"/>
            <draw:equation draw:name="f83" draw:formula="?f81 - 54553"/>
            <draw:equation draw:name="f84" draw:formula="?f79 + 139193"/>
            <draw:equation draw:name="f85" draw:formula="?f81 + 5455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39193"/>
            <draw:equation draw:name="f92" draw:formula="sin(?f88)"/>
            <draw:equation draw:name="f93" draw:formula="0 - ?f92"/>
            <draw:equation draw:name="f94" draw:formula="?f93 * 54553"/>
            <draw:equation draw:name="f95" draw:formula="sqrt(?f91 * ?f91 + ?f94 * ?f94 + 0 * 0)"/>
            <draw:equation draw:name="f96" draw:formula="139193 * 5455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78386, ?f82)"/>
            <draw:equation draw:name="f102" draw:formula="if(?f22, 272764, ?f83)"/>
            <draw:equation draw:name="f103" draw:formula="if(?f22, 278386, ?f84)"/>
            <draw:equation draw:name="f104" draw:formula="if(?f22, 272764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54553 - ?f80"/>
            <draw:equation draw:name="f110" draw:formula="?f109 - 54553"/>
            <draw:equation draw:name="f111" draw:formula="?f109 + 54553"/>
            <draw:equation draw:name="f112" draw:formula="?f109 + ?f99"/>
            <draw:equation draw:name="f113" draw:formula="if(?f22, 54553, ?f110)"/>
            <draw:equation draw:name="f114" draw:formula="if(?f22, 54553, ?f111)"/>
            <draw:equation draw:name="f115" draw:formula="if(?f22, ?f110, ?f112)"/>
            <draw:equation draw:name="f116" draw:formula="if(?f22, ?f111, ?f112)"/>
          </draw:enhanced-geometry>
        </draw:custom-shape>
        <draw:connector draw:name="Straight Connector 138" draw:style-name="gr10" draw:text-style-name="P8" draw:layer="layout" draw:type="line" svg:x1="7.666cm" svg:y1="3.428cm" svg:x2="8.401cm" svg:y2="3.428cm" svg:d="M7666 3428h735" svg:viewBox="0 0 736 1">
          <text:p/>
        </draw:connector>
        <draw:custom-shape draw:name="Rectangle 139" draw:style-name="gr6" draw:text-style-name="P10" draw:layer="layout" svg:width="2.349cm" svg:height="0.847cm" svg:x="6.909cm" svg:y="3.38cm">
          <text:p text:style-name="P9"><text:span text:style-name="T2">mirrored</text:span></text:p>
          <draw:enhanced-geometry svg:viewBox="0 0 21600 21600" draw:type="non-primitive" draw:enhanced-path="M 0 0 L 21600 0 21600 21600 0 21600 Z N"/>
        </draw:custom-shape>
        <draw:connector draw:name="Straight Arrow Connector 140" draw:style-name="gr11" draw:text-style-name="P8" draw:layer="layout" draw:type="line" svg:x1="6.625cm" svg:y1="1.242cm" svg:x2="6.625cm" svg:y2="6.487cm" svg:d="M6625 1242v5245" svg:viewBox="0 0 1 5246">
          <text:p/>
        </draw:connector>
        <draw:custom-shape draw:name="Rectangle 141" draw:style-name="gr6" draw:text-style-name="P10" draw:layer="layout" svg:width="1.993cm" svg:height="0.847cm" svg:x="5.704cm" svg:y="0.03cm">
          <text:p text:style-name="P9"><text:span text:style-name="T2">striped</text:span></text:p>
          <draw:enhanced-geometry svg:viewBox="0 0 21600 21600" draw:type="non-primitive" draw:enhanced-path="M 0 0 L 21600 0 21600 21600 0 21600 Z N"/>
        </draw:custom-shape>
        <draw:connector draw:name="Straight Arrow Connector 142" draw:style-name="gr12" draw:text-style-name="P8" draw:layer="layout" draw:type="line" svg:x1="9.542cm" svg:y1="1.242cm" svg:x2="9.542cm" svg:y2="6.488cm" svg:d="M9542 1242v5246" svg:viewBox="0 0 1 5247">
          <text:p/>
        </draw:connector>
        <draw:custom-shape draw:name="Rectangle 129" draw:style-name="gr9" draw:text-style-name="P6" draw:layer="layout" svg:width="4.27cm" svg:height="1.439cm" svg:x="5.679cm" svg:y="7.683cm">
          <text:p text:style-name="P5"><text:span text:style-name="T2">RAID 0+1</text:span><text:span text:style-name="T2"><text:line-break/></text:span><text:span text:style-name="T2">(mirror of stripes)</text:span></text:p>
          <draw:enhanced-geometry svg:viewBox="0 0 21600 21600" draw:type="non-primitive" draw:enhanced-path="M 0 0 L 21600 0 21600 21600 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LT Std Light" svg:font-family="'Helvetica LT Std Light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409" svg:viewBox="0 0 20 30" svg:d="M10 0l-10 30h20z"/>
    <draw:marker draw:name="a410" svg:viewBox="0 0 20 30" svg:d="M10 0l-10 30h20z"/>
    <draw:marker draw:name="a416" svg:viewBox="0 0 20 30" svg:d="M10 0l-10 30h20z"/>
    <draw:marker draw:name="a417" svg:viewBox="0 0 20 30" svg:d="M10 0l-10 30h20z"/>
    <draw:marker draw:name="a423" svg:viewBox="0 0 20 30" svg:d="M10 0l-10 30h20z"/>
    <draw:marker draw:name="a424" svg:viewBox="0 0 20 30" svg:d="M10 0l-10 30h20z"/>
    <draw:marker draw:name="a456" svg:viewBox="0 0 20 30" svg:d="M10 0l-10 30h20z"/>
    <draw:marker draw:name="a457" svg:viewBox="0 0 20 30" svg:d="M10 0l-10 30h20z"/>
    <draw:marker draw:name="a459" svg:viewBox="0 0 20 30" svg:d="M10 0l-10 30h20z"/>
    <draw:marker draw:name="a460" svg:viewBox="0 0 20 30" svg:d="M10 0l-10 30h20z"/>
    <draw:marker draw:name="a462" svg:viewBox="0 0 20 30" svg:d="M10 0l-10 30h20z"/>
    <draw:marker draw:name="a463" svg:viewBox="0 0 20 30" svg:d="M10 0l-10 30h20z"/>
    <draw:marker draw:name="a465" svg:viewBox="0 0 20 30" svg:d="M10 0l-10 30h20z"/>
    <draw:marker draw:name="a466" svg:viewBox="0 0 20 30" svg:d="M10 0l-10 30h20z"/>
    <draw:marker draw:name="a472" svg:viewBox="0 0 20 30" svg:d="M10 0l-10 30h20z"/>
    <draw:marker draw:name="a473" svg:viewBox="0 0 20 30" svg:d="M10 0l-10 30h20z"/>
    <draw:marker draw:name="a475" svg:viewBox="0 0 20 30" svg:d="M10 0l-10 30h20z"/>
    <draw:marker draw:name="a476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3:23.185713000</meta:creation-date>
    <dc:date>2018-09-14T13:24:26.868404000</dc:date>
    <meta:editing-duration>PT1M4S</meta:editing-duration>
    <meta:editing-cycles>1</meta:editing-cycles>
    <meta:document-statistic meta:object-count="31"/>
    <meta:generator>NeoOffice/3.2017.12$MacOSX_X86_64 NeoOffice_project/0</meta:generator>
  </office:meta>
</office:document-meta>
</file>